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o create a repository on GitHub, follow these steps:</text:span></text:p>
      <text:p text:style-name="P1"><text:span text:style-name="T1"/></text:p>
      <text:p text:style-name="P1"><text:span text:style-name="T1">1.)Sign in to GitHub: Open your web browser and go to<text:s/></text:span><text:a xlink:href="https://github.com/"><text:span text:style-name="T2">https://github.com/</text:span></text:a><text:span text:style-name="T3">. If you don't have an account, you'll need to sign up first. If you already have an account, sign in.</text:span></text:p>
      <text:p text:style-name="P1"><text:span text:style-name="T3"/></text:p>
      <text:p text:style-name="P1"><text:span text:style-name="T3">2.)Navigate to Your Profile: After signing in, you'll land on your GitHub dashboard. Click on your profile icon in the top-right corner of the page. From the dropdown menu, select "Your repositories."</text:span></text:p>
      <text:p text:style-name="P1"><text:span text:style-name="T3"/></text:p>
      <text:p text:style-name="P1"><text:span text:style-name="T3">3.)Create a New Repository: On the "Your repositories" page, you'll see an option to create a new repository. Click on the green button labeled "New."</text:span></text:p>
      <text:p text:style-name="P1"><text:span text:style-name="T3"/></text:p>
      <text:p text:style-name="P1"><text:span text:style-name="T3">4.)Fill out Repository Details: You'll be directed to a page where you can set up your new repository. Here's what you'll need to do:</text:span></text:p>
      <text:p text:style-name="P1"><text:span text:style-name="T3"/></text:p>
      <text:p text:style-name="P1"><text:span text:style-name="T3">5.)Repository Name: Enter a name for your repository. Choose something descriptive that reflects the purpose of your project.</text:span></text:p>
      <text:p text:style-name="P1"><text:span text:style-name="T3">6.)Description (Optional): Provide a brief description of your project to help others understand its purpose.</text:span></text:p>
      <text:p text:style-name="P1"><text:span text:style-name="T3">7.)Visibility: Choose whether you want your repository to be public (visible to everyone) or private (visible only to you and collaborators you invite).</text:span></text:p>
      <text:p text:style-name="P1"><text:span text:style-name="T3">8.)Initialize this repository with a README: You can choose to create an initial README file for your repository. This is useful for providing information about your project.</text:span></text:p>
      <text:p text:style-name="P1"><text:span text:style-name="T3">9.)Add .gitignore: Optionally, you can choose a .gitignore template to exclude certain files (e.g., build files, temporary files) from being tracked by Git.</text:span></text:p>
      <text:p text:style-name="P1"><text:span text:style-name="T3">10.)Add a license: Optionally, you can choose a license for your project to specify how others can use and distribute your code.</text:span></text:p>
      <text:p text:style-name="P1"><text:span text:style-name="T3">11.)Create Repository: Once you've filled out the necessary details, click the green button labeled "Create repository."</text:span></text:p>
      <text:p text:style-name="P1"><text:span text:style-name="T3"/></text:p>
      <text:p text:style-name="P1"><text:span text:style-name="T3">12.)Set Up Local Repository (Optional): If you haven't already done so, you can now set up a local repository on your computer and connect it to the repository you just created on GitHub. You can do this by cloning the repository using Git commands or by using GitHub Desktop.</text:span></text:p>
      <text:p text:style-name="P1"><text:span text:style-name="T3"/></text:p>
      <text:p text:style-name="P1"><text:span text:style-name="T3">Start Working: Now that your repository is created, you can start adding files, making commits, and pushing changes to GitHub. Collaborators can also be invited to work on the repository with you.</text:span></text:p>
      <text:p text:style-name="P1"><text:span text:style-name="T3"/></text:p>
      <text:p text:style-name="P1"><text:span text:style-name="T3">That's it! You've successfully created a repository on GitHub.</text:span></text:p>
      <text:p text:style-name="P1"><text:span text:style-name="T3"/></text:p>
      <text:p text:style-name="P1"><text:span text:style-name="T3"/></text:p>
      <text:p text:style-name="P1"><text:span text:style-name="T3"/></text:p>
      <text:p text:style-name="P1"><text:span text:style-name="T3"/></text:p>
      <text:p text:style-name="P1"><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